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[SERVER|CLIENTE|ADMINISTRADOR]</text:p>
      <text:p text:style-name="Standard"/>
      <text:p text:style-name="Standard"/>
      <text:p text:style-name="P4">PLAN DE ITERACION 8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ontinuar el trabajo sobre el modulo proyectos del servidor y cliente</text:p>
        </text:list-item>
        <text:list-item>
          <text:p text:style-name="P10">Realizar optimizaciones al servidor y buscar errores.</text:p>
        </text:list-item>
        <text:list-item>
          <text:p text:style-name="P10">Investigar sobre las funciones del proyecto administrador.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ontinuar el trabajo sobre el modulo proyectos del servidor y cliente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Realizar optimizaciones al servidor y buscar errores.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nvestigar sobre las funciones del proyecto administrador.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32:42</meta:creation-date>
    <dc:creator>David Cuadrado</dc:creator>
    <dc:date>2007-02-07T12:39:02</dc:date>
    <dc:language>es-CO</dc:language>
    <meta:editing-cycles>9</meta:editing-cycles>
    <meta:editing-duration>PT6M20S</meta:editing-duration>
    <meta:template xlink:type="simple" xlink:actuate="onRequest" xlink:role="template" xlink:href="../../../../.ooo-2.0/user/template/ktoon_plan_de_iteracion.ott" xlink:title="ktoon_plan_de_iteracion" meta:date="2007-02-07T12:32:42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99" meta:character-count="715"/>
  </office:meta>
</office:document-meta>
</file>